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  <style:text-properties officeooo:paragraph-rsid="001f0f54"/>
    </style:style>
    <style:style style:name="P3" style:family="paragraph" style:parent-style-name="Preformatted_20_Text">
      <style:paragraph-properties fo:margin-top="0in" fo:margin-bottom="0.1965in" loext:contextual-spacing="false"/>
      <style:text-properties officeooo:paragraph-rsid="0020e008"/>
    </style:style>
    <style:style style:name="P4" style:family="paragraph" style:parent-style-name="Preformatted_20_Text">
      <style:paragraph-properties fo:margin-top="0in" fo:margin-bottom="0.1965in" loext:contextual-spacing="false"/>
      <style:text-properties fo:color="#ce181e"/>
    </style:style>
    <style:style style:name="P5" style:family="paragraph" style:parent-style-name="Preformatted_20_Text">
      <style:paragraph-properties fo:margin-top="0in" fo:margin-bottom="0.1965in" loext:contextual-spacing="false"/>
      <style:text-properties fo:color="#ce181e" officeooo:paragraph-rsid="001dde4b"/>
    </style:style>
    <style:style style:name="P6" style:family="paragraph" style:parent-style-name="Preformatted_20_Text">
      <style:paragraph-properties fo:margin-top="0in" fo:margin-bottom="0.1965in" loext:contextual-spacing="false"/>
      <style:text-properties fo:color="#ce181e" style:font-name="Liberation Mono" fo:font-size="10pt" officeooo:paragraph-rsid="00262526" style:font-name-asian="DejaVu Sans Mono" style:font-size-asian="10pt" style:font-name-complex="Liberation Mono" style:font-size-complex="10pt"/>
    </style:style>
    <style:style style:name="P7" style:family="paragraph" style:parent-style-name="Preformatted_20_Text">
      <style:paragraph-properties fo:margin-top="0in" fo:margin-bottom="0.1965in" loext:contextual-spacing="false"/>
      <style:text-properties officeooo:paragraph-rsid="002835e9"/>
    </style:style>
    <style:style style:name="P8" style:family="paragraph" style:parent-style-name="Preformatted_20_Text">
      <style:paragraph-properties fo:margin-top="0in" fo:margin-bottom="0.1965in" loext:contextual-spacing="false"/>
      <style:text-properties officeooo:paragraph-rsid="003bd0fb"/>
    </style:style>
    <style:style style:name="P9" style:family="paragraph" style:parent-style-name="Preformatted_20_Text">
      <style:paragraph-properties fo:margin-top="0in" fo:margin-bottom="0.1965in" loext:contextual-spacing="false"/>
      <style:text-properties officeooo:paragraph-rsid="003d5963"/>
    </style:style>
    <style:style style:name="P10" style:family="paragraph" style:parent-style-name="Preformatted_20_Text">
      <style:paragraph-properties fo:margin-top="0in" fo:margin-bottom="0.1965in" loext:contextual-spacing="false"/>
      <style:text-properties fo:color="#4f009e" fo:font-weight="bold" officeooo:rsid="003bd0fb" officeooo:paragraph-rsid="003bd0fb" style:font-weight-asian="bold" style:font-weight-complex="bold"/>
    </style:style>
    <style:style style:name="P11" style:family="paragraph" style:parent-style-name="Preformatted_20_Text">
      <style:paragraph-properties fo:margin-top="0in" fo:margin-bottom="0.1965in" loext:contextual-spacing="false"/>
      <style:text-properties fo:color="#4f009e" fo:font-weight="bold" officeooo:paragraph-rsid="003bd0fb" style:font-weight-asian="bold" style:font-weight-complex="bold"/>
    </style:style>
    <style:style style:name="P12" style:family="paragraph" style:parent-style-name="Preformatted_20_Text">
      <style:paragraph-properties fo:margin-top="0in" fo:margin-bottom="0.1965in" loext:contextual-spacing="false"/>
      <style:text-properties officeooo:paragraph-rsid="003318ff"/>
    </style:style>
    <style:style style:name="P13" style:family="paragraph" style:parent-style-name="Preformatted_20_Text">
      <style:paragraph-properties fo:margin-top="0in" fo:margin-bottom="0.1965in" loext:contextual-spacing="false"/>
      <style:text-properties officeooo:paragraph-rsid="003ed5cc"/>
    </style:style>
    <style:style style:name="P14" style:family="paragraph" style:parent-style-name="Preformatted_20_Text">
      <style:paragraph-properties fo:margin-top="0in" fo:margin-bottom="0.1965in" loext:contextual-spacing="false"/>
      <style:text-properties officeooo:paragraph-rsid="003f0d4e"/>
    </style:style>
    <style:style style:name="P15" style:family="paragraph" style:parent-style-name="Text_20_body">
      <style:text-properties style:font-name="Ubuntu" fo:font-size="10pt" style:font-size-asian="10pt" style:font-size-complex="10pt"/>
    </style:style>
    <style:style style:name="P16" style:family="paragraph" style:parent-style-name="Text_20_body">
      <style:text-properties style:font-name="Ubuntu" fo:font-size="10pt" officeooo:paragraph-rsid="003b040d" style:font-size-asian="10pt" style:font-size-complex="10pt"/>
    </style:style>
    <style:style style:name="P17" style:family="paragraph" style:parent-style-name="Preformatted_20_Text">
      <style:paragraph-properties fo:margin-top="0in" fo:margin-bottom="0.1965in" loext:contextual-spacing="false"/>
      <style:text-properties fo:color="#ce181e" officeooo:paragraph-rsid="0020e008"/>
    </style:style>
    <style:style style:name="P18" style:family="paragraph" style:parent-style-name="Preformatted_20_Text">
      <style:paragraph-properties fo:margin-top="0in" fo:margin-bottom="0.1965in" loext:contextual-spacing="false"/>
      <style:text-properties officeooo:paragraph-rsid="00467059"/>
    </style:style>
    <style:style style:name="P19" style:family="paragraph" style:parent-style-name="Preformatted_20_Text">
      <style:paragraph-properties fo:margin-top="0in" fo:margin-bottom="0.1965in" loext:contextual-spacing="false"/>
      <style:text-properties officeooo:paragraph-rsid="004a5d8a"/>
    </style:style>
    <style:style style:name="T1" style:family="text">
      <style:text-properties fo:color="#ce181e"/>
    </style:style>
    <style:style style:name="T2" style:family="text">
      <style:text-properties fo:color="#ce181e" style:font-name="Liberation Mono" fo:font-size="10pt" style:font-name-asian="DejaVu Sans Mono" style:font-size-asian="10pt" style:font-name-complex="Liberation Mono" style:font-size-complex="10pt"/>
    </style:style>
    <style:style style:name="T3" style:family="text">
      <style:text-properties fo:color="#ce181e" style:font-name="Liberation Mono" fo:font-size="10pt" officeooo:rsid="003ed5cc" style:font-name-asian="DejaVu Sans Mono" style:font-size-asian="10pt" style:font-name-complex="Liberation Mono" style:font-size-complex="10pt"/>
    </style:style>
    <style:style style:name="T4" style:family="text">
      <style:text-properties fo:color="#ce181e" style:font-name="Liberation Mono" fo:font-size="10pt" style:text-underline-style="none" fo:font-weight="bold" style:font-name-asian="DejaVu Sans Mono" style:font-size-asian="10pt" style:font-name-complex="Liberation Mono" style:font-size-complex="10pt"/>
    </style:style>
    <style:style style:name="T5" style:family="text">
      <style:text-properties fo:color="#ce181e" style:font-name="Liberation Mono" fo:font-size="10pt" fo:font-weight="bold" style:font-name-asian="DejaVu Sans Mono" style:font-size-asian="10pt" style:font-name-complex="Liberation Mono" style:font-size-complex="10pt"/>
    </style:style>
    <style:style style:name="T6" style:family="text">
      <style:text-properties fo:color="#ce181e" style:font-name="Liberation Mono" fo:font-size="10pt" fo:font-weight="normal" officeooo:rsid="003ed5cc" style:font-name-asian="DejaVu Sans Mono" style:font-size-asian="10pt" style:font-weight-asian="normal" style:font-name-complex="Liberation Mono" style:font-size-complex="10pt" style:font-weight-complex="normal"/>
    </style:style>
    <style:style style:name="T7" style:family="text">
      <style:text-properties fo:color="#ce181e" style:font-name="Liberation Mono" fo:font-size="10pt" fo:font-weight="normal" officeooo:rsid="003f0d4e" style:font-name-asian="DejaVu Sans Mono" style:font-size-asian="10pt" style:font-weight-asian="normal" style:font-name-complex="Liberation Mono" style:font-size-complex="10pt" style:font-weight-complex="normal"/>
    </style:style>
    <style:style style:name="T8" style:family="text">
      <style:text-properties fo:color="#ce181e" style:font-name="Liberation Mono" fo:font-size="10pt" fo:font-weight="normal" officeooo:rsid="00467059" style:font-name-asian="DejaVu Sans Mono" style:font-size-asian="10pt" style:font-weight-asian="normal" style:font-name-complex="Liberation Mono" style:font-size-complex="10pt" style:font-weight-complex="normal"/>
    </style:style>
    <style:style style:name="T9" style:family="text">
      <style:text-properties fo:color="#ce181e" style:font-name="Liberation Mono" fo:font-size="10pt" fo:font-weight="normal" officeooo:rsid="004a5d8a" style:font-name-asian="DejaVu Sans Mono" style:font-size-asian="10pt" style:font-weight-asian="normal" style:font-name-complex="Liberation Mono" style:font-size-complex="10pt" style:font-weight-complex="normal"/>
    </style:style>
    <style:style style:name="T10" style:family="text">
      <style:text-properties style:font-name="Ubuntu" fo:font-size="10pt" style:font-size-asian="10pt" style:font-size-complex="10pt"/>
    </style:style>
    <style:style style:name="T11" style:family="text">
      <style:text-properties fo:color="#4f009e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iOS patch 提交与编码规范</text:p>
      <text:p text:style-name="P1">一 patch 提交</text:p>
      <text:p text:style-name="P1">1. 在https://git.kaiostech.com/ 上添加自己的ssh key</text:p>
      <text:p text:style-name="P8">2. 选择所负责模块，可以看到对应的git 地址，使用git clone下载对应code，例如：</text:p>
      <text:p text:style-name="P10">communications:</text:p>
      <text:p text:style-name="P11">git clone git@git.kaiostech.com:feature-phone-apps/communications.git </text:p>
      <text:p text:style-name="P1">git@git.kaiostech.com:jzhang/books.git</text:p>
      <text:p text:style-name="P15">system:</text:p>
      <text:p text:style-name="Text_20_body"><text:span text:style-name="T10">git clone </text:span><text:a xlink:type="simple" xlink:href="mailto:git@git.kaiostech.com" text:style-name="Internet_20_link" text:visited-style-name="Visited_20_Internet_20_Link"><text:span text:style-name="T10">git@git.kaiostech.com</text:span></text:a><text:span text:style-name="T10">:feature-phone-apps/system.git</text:span></text:p>
      <text:p text:style-name="P15">launcher:</text:p>
      <text:p text:style-name="Text_20_body"><text:span text:style-name="T10">git clone </text:span><text:a xlink:type="simple" xlink:href="mailto:git@git.kaiostech.com" text:style-name="Internet_20_link" text:visited-style-name="Visited_20_Internet_20_Link"><text:span text:style-name="T10">git@git.kaiostech.com</text:span></text:a><text:span text:style-name="T10">:feature-phone-apps/launcher.git</text:span></text:p>
      <text:p text:style-name="Text_20_body"><text:span text:style-name="T10">git clone </text:span><text:a xlink:type="simple" xlink:href="mailto:git@git.kaiostech.com" text:style-name="Internet_20_link" text:visited-style-name="Visited_20_Internet_20_Link"><text:span text:style-name="T10">git@git.kaiostech.com</text:span></text:a><text:span text:style-name="T10">:feature-phone-apps/callscreen.git</text:span></text:p>
      <text:p text:style-name="P16">git clone <text:s/>git@git.kaiostech.com:feature-phone-apps/soundrecorder.git</text:p>
      <text:p text:style-name="P9">3. 将对应的模块库fork到自己帐号下，得到自己的链接：</text:p>
      <text:p text:style-name="P9"><text:a xlink:type="simple" xlink:href="mailto:git@git.kaiostech.com" text:style-name="Internet_20_link" text:visited-style-name="Visited_20_Internet_20_Link">git@git.kaiostech.com</text:a><text:span text:style-name="T11">:juecheng.huang/communications.git</text:span></text:p>
      <text:p text:style-name="P9"><text:a xlink:type="simple" xlink:href="mailto:git@git.kaiostech.com" text:style-name="Internet_20_link" text:visited-style-name="Visited_20_Internet_20_Link">git@git.kaiostech.com</text:a>:wuww/communications.git</text:p>
      <text:p text:style-name="P1"><text:a xlink:type="simple" xlink:href="mailto:git@git.kaiostech.com" text:style-name="Internet_20_link" text:visited-style-name="Visited_20_Internet_20_Link">g</text:a><text:a xlink:type="simple" xlink:href="mailto:git@git.kaiostech.com" text:style-name="Internet_20_link" text:visited-style-name="Visited_20_Internet_20_Link">it@git.kaiostech.com</text:a><text:span text:style-name="T1">:juecheng.huang/system.git</text:span></text:p>
      <text:p text:style-name="P4">git@git.kaiostech.com:juecheng.huang/launcher.git</text:p>
      <text:p text:style-name="P1">(一个project fork只用做一次， 如果fork 两个project的名字一样的，请将第一个fork的project 改名. 比如：dint2.0 &amp; master）</text:p>
      <text:p text:style-name="P1">4. 添加一个自己的git远程机：git remote add wuww git@git.kaiostech.com:wuww/communications.git，使用git remote -v check下是否创建成功</text:p>
      <text:p text:style-name="Standard">git remote add juecheng.huang <text:a xlink:type="simple" xlink:href="mailto:git@git.kaiostech.com" text:style-name="Internet_20_link" text:visited-style-name="Visited_20_Internet_20_Link">git@git.kaiostech.com</text:a>:juecheng.huang/system.git</text:p>
      <text:p text:style-name="Standard">git remote add juecheng.huang <text:a xlink:type="simple" xlink:href="mailto:git@git.kaiostech.com" text:style-name="Internet_20_link" text:visited-style-name="Visited_20_Internet_20_Link">git@git.kaiostech.com</text:a>:juecheng.huang/launcher.git</text:p>
      <text:p text:style-name="Standard">git remote add juecheng.huang <text:a xlink:type="simple" xlink:href="mailto:git@git.kaiostech.com" text:style-name="Internet_20_link" text:visited-style-name="Visited_20_Internet_20_Link">git@git.kaiostech.com</text:a>:juecheng.huang/callscreen.git</text:p>
      <text:p text:style-name="Standard"/>
      <text:p text:style-name="P1">5. 为要修改的bug创建一个新分支，例如要修改bug9736： git checkout -b bug-9736</text:p>
      <text:p text:style-name="P5">git checkout -b bug-54902</text:p>
      <text:p text:style-name="P2">6. 修改代码，提交：</text:p>
      <text:p text:style-name="P3">git add &amp;&amp; git commit -m “Bug 9736 - xxxx”，</text:p>
      <text:p text:style-name="P6"><text:bookmark text:name="short_desc_nonedit_display"/><text:bookmark text:name="summary_container"/>git add &amp;&amp; </text:p>
      <text:p text:style-name="P6"><text:soft-page-break/>git commit -m "Bug 54902 - [TA][orange]mobile connect 7.1.1.2. LOA2_DES_02 show two buttons in KaiOS"</text:p>
      <text:p text:style-name="P12"><text:span text:style-name="T2">git commit -m "</text:span><text:a xlink:type="simple" xlink:href="https://bugzilla.kaiostech.com/show_bug.cgi?id=55510" text:style-name="Internet_20_link" text:visited-style-name="Visited_20_Internet_20_Link"><text:span text:style-name="T4">Bug 55510</text:span></text:a><text:span text:style-name="T2"> </text:span><text:bookmark text:name="summary_container1"/><text:span text:style-name="T2">- </text:span><text:bookmark text:name="short_desc_nonedit_display1"/><text:span text:style-name="T2">[TA][orange][CTTL]USSD session is covered by Voice call interface "</text:span></text:p>
      <text:p text:style-name="P13"><text:span text:style-name="T3">git commit -m "</text:span><text:a xlink:type="simple" xlink:href="https://bugzilla.kaiostech.com/show_bug.cgi?id=62511" text:style-name="Internet_20_link" text:visited-style-name="Visited_20_Internet_20_Link"><text:span text:style-name="T5">Bug 62511</text:span></text:a><text:span text:style-name="T2"> </text:span><text:bookmark text:name="summary_container2"/><text:span text:style-name="T2">- </text:span><text:bookmark text:name="short_desc_nonedit_display2"/><text:span text:style-name="T2">Calllog dialog can't dismiss </text:span><text:span text:style-name="T3">in flight-mode"</text:span></text:p>
      <text:p text:style-name="P14"><text:span text:style-name="T3">git commit -m "</text:span><text:span text:style-name="T6">Bug 63813 </text:span><text:bookmark text:name="summary_container3"/><text:span text:style-name="T6">- [</text:span><text:span text:style-name="T7">SIM LOCK</text:span><text:span text:style-name="T6">]user cannot click “Emergency” No response. r=</text:span><text:span text:style-name="T7">guoqiang.chen</text:span><text:span text:style-name="T3">"</text:span></text:p>
      <text:p text:style-name="P18"><text:span text:style-name="T3">git commit -m "</text:span><text:span text:style-name="T6">Bug 66219 </text:span><text:bookmark text:name="summary_container31"/><text:span text:style-name="T6">- [</text:span><text:span text:style-name="T8">RTT</text:span><text:span text:style-name="T6">]</text:span><text:bookmark text:name="comment_text_0"/><text:span text:style-name="T6">DUT </text:span><text:span text:style-name="T8">can</text:span><text:span text:style-name="T6">'</text:span><text:span text:style-name="T8">t </text:span><text:span text:style-name="T6">displays the 2 strings 'STRING3333' and 'STRING4444' with a visual separation correctly. r=</text:span><text:span text:style-name="T7">guoqiang.chen</text:span><text:span text:style-name="T3">"</text:span></text:p>
      <text:p text:style-name="P19"><text:span text:style-name="T3">git commit -m "</text:span><text:span text:style-name="T6">Bug 67476 – </text:span><text:span text:style-name="T9">disable Google Assistant in stk dialog input.</text:span><text:span text:style-name="T6"> r=</text:span><text:span text:style-name="T9">rong</text:span><text:span text:style-name="T7">.</text:span><text:span text:style-name="T9">wang</text:span><text:span text:style-name="T3">"</text:span></text:p>
      <text:p text:style-name="P3">git push &lt;主机名&gt; &lt;分支名&gt;，例如：git push wuww bug-9736，// </text:p>
      <text:p text:style-name="P17">git push juecheng.huang bug-54902</text:p>
      <text:p text:style-name="P17"/>
      <text:p text:style-name="P2">注意，conmint的信息一定要填写完整，如：Bug 9736 - [Contacts]The screen display white after import contacts through BT received. r=zhangjin</text:p>
      <text:p text:style-name="P1">r=xxx, 后面是对应的reviewer，台北建议添加此信息</text:p>
      <text:p text:style-name="P1">7. 提交成功，会生成一个Merge Reques的link，点击进入，提交Merge Reques，生成对应的Merge Request，如：https://git.kaiostech.com/feature-phone-apps/communications/merge_requests/325</text:p>
      <text:p text:style-name="P1">注：如果发现提交的patch有问题，需要修改，做以下操作</text:p>
      <text:p text:style-name="P1">1) git reset HEAD^</text:p>
      <text:p text:style-name="P1">2) 重新修改，提交（git add git commit）</text:p>
      <text:p text:style-name="P1">3） git push -f 强制更新patch，git push -f &lt;主机名&gt; &lt;分支名&gt;</text:p>
      <text:p text:style-name="P1">8. 在bugzilla对应的bug中，添加patch链接以及review请求：</text:p>
      <text:p text:style-name="P1">1） 选择Add an attachment，进入添加附件页面</text:p>
      <text:p text:style-name="P1">2） File: 部分选择 paste text as attachment，然后填写patch链接信息，如下：</text:p>
      <text:p text:style-name="P1">&lt;html&gt;</text:p>
      <text:p text:style-name="P1">&lt;head&gt;</text:p>
      <text:p text:style-name="P1">&lt;title&gt;Redirect to pull request <text:span text:style-name="T1">#334</text:span>&lt;/title&gt;</text:p>
      <text:p text:style-name="P7">&lt;meta http-equiv="Refresh" content="2; </text:p>
      <text:p text:style-name="P7"><text:span text:style-name="T1">url=https://git.kaiostech.com/feature-phone-apps/email/merge_requests/334"</text:span> /&gt;</text:p>
      <text:p text:style-name="P1">&lt;/head&gt;</text:p>
      <text:p text:style-name="P1"><text:soft-page-break/>&lt;body&gt; Redirect to pull request #<text:span text:style-name="T1">334</text:span>&lt;/body&gt;</text:p>
      <text:p text:style-name="P1">&lt;/html&gt;</text:p>
      <text:p text:style-name="P1"/>
      <text:p text:style-name="P1">红色部分需要替换成对应patch提交的信息（URL即为刚提交生成的Merge Reques链接，ID是Merge Reques最后的ID）</text:p>
      <text:p text:style-name="P1">3）填写Description， 添加review ？ reviewer：</text:p>
      <text:p text:style-name="P1">keyboard - Dominic</text:p>
      <text:p text:style-name="P1">launcher - Alive</text:p>
      <text:p text:style-name="P1">search - Ian</text:p>
      <text:p text:style-name="P1">system - Alive</text:p>
      <text:p text:style-name="P1">gaia - Dominic</text:p>
      <text:p text:style-name="P1">others apps - zhangjin</text:p>
      <text:p text:style-name="P1">gecko - Danny liang</text:p>
      <text:p text:style-name="P1">注意：添加review请求，无需在bug中再添加needinfo</text:p>
      <text:p text:style-name="P1">4) 填写comment，提交，生成patch链接</text:p>
      <text:p text:style-name="P1">9. 点击生成链接的details -&gt; edit details，将MIME Type 改为 text/html，然后提交</text:p>
      <text:p text:style-name="P1">10. 等待review对应patch，有问题需要修改，参考步骤7中的说明，review完会merge到主分支中，修改bug状态即可</text:p>
      <text:p text:style-name="P1"/>
      <text:p text:style-name="P1">二 编码规范</text:p>
      <text:p text:style-name="P1"/>
      <text:p text:style-name="P1">[KaiOS] Code Review tips</text:p>
      <text:p text:style-name="P1">1. Make sure there’re no jshint errors in your code. ( jshint *.js or npm run lint )</text:p>
      <text:p text:style-name="P1">2. Please add an empty line for each file.</text:p>
      <text:p text:style-name="P1">3. Always 2-space intent</text:p>
      <text:p text:style-name="P1">4. No commented codes, please just remove them.</text:p>
      <text:p text:style-name="P1">5. Usually we use dash(-) for html ids, underline is used in JavaScript. No CamelCase ids in html.</text:p>
      <text:p text:style-name="P1">6. File header</text:p>
      <text:p text:style-name="P1">/ exported favoritesList /</text:p>
      <text:p text:style-name="P1"><text:soft-page-break/>/ global mozFMRadio, App, STATUS, favoritesList, frequencyBar /</text:p>
      <text:p text:style-name="P1">// Align the start of the first global variable if you have more variables and will exceed 80 line limitation.</text:p>
      <text:p text:style-name="P1">'use strict';</text:p>
      <text:p text:style-name="P1">/ Your code start from here /</text:p>
      <text:p text:style-name="P1">We do this for reasons because:</text:p>
      <text:p text:style-name="P1">1. We want people to know what are exported to global variables when you import this module/file.</text:p>
      <text:p text:style-name="P1">2. We want people to know what global variables(or APIs) this module/file needs when you import it.</text:p>
      <text:p text:style-name="P1">So let's place the comments in the beginning of every file, that will help people to read your modules.</text:p>
      <text:p text:style-name="P1">(BTW, you don't need :true after the predefined variables)</text:p>
      <text:p text:style-name="P1">7. Variables definition</text:p>
      <text:p text:style-name="P1">NO</text:p>
      <text:p text:style-name="P1">var xxx = 0, yyy = 0;</text:p>
      <text:p text:style-name="P1">BUT</text:p>
      <text:p text:style-name="P1">var xxx = 0;</text:p>
      <text:p text:style-name="P1">var yyy = 0;</text:p>
      <text:p text:style-name="P1">8. Please use === for precise comparison.</text:p>
      <text:p text:style-name="P1">9. Use !xxx in if clause</text:p>
      <text:p text:style-name="P1">if (this.navManager == null) {</text:p>
      <text:p text:style-name="P1">=&gt; if (!this.navManager)</text:p>
      <text:p text:style-name="P1">10. Please use capital here to imply that this module is a singleton.</text:p>
      <text:p text:style-name="P1">exports.usageNav = usageNav;</text:p>
      <text:p text:style-name="P1">=&gt; exports.UsageNav = UsageNav;</text:p>
      <text:p text:style-name="P1">11. When use keydown/keyup event listeners, don't forget to call evt.preventDefault and evt.stopPropagation on all key events you've</text:p>
      <text:p text:style-name="P1">handled. Otherwise System app will handle that key event which is usually the case you don't wa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7:09:23.535355283</meta:creation-date>
    <dc:date>2019-07-26T14:40:39.514233819</dc:date>
    <meta:editing-duration>P8DT21H19M59S</meta:editing-duration>
    <meta:editing-cycles>36</meta:editing-cycles>
    <meta:generator>LibreOffice/6.0.7.3$Linux_X86_64 LibreOffice_project/00m0$Build-3</meta:generator>
    <meta:document-statistic meta:table-count="0" meta:image-count="0" meta:object-count="0" meta:page-count="4" meta:paragraph-count="100" meta:word-count="1043" meta:character-count="4709" meta:non-whitespace-character-count="4219"/>
  </office:meta>
</office:document-meta>
</file>